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1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2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9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19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2-0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29163636364" calcext:value-type="float">
            <text:p>39.61291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02325517241" calcext:value-type="float">
            <text:p>39.540232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93264" calcext:value-type="float">
            <text:p>39.61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63111724138" calcext:value-type="float">
            <text:p>39.696311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9716" calcext:value-type="float">
            <text:p>39.98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17772" calcext:value-type="float">
            <text:p>39.771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01426206897" calcext:value-type="float">
            <text:p>39.53014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69824" calcext:value-type="float">
            <text:p>39.4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11048275862" calcext:value-type="float">
            <text:p>39.45110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35304" calcext:value-type="float">
            <text:p>39.47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8066206896" calcext:value-type="float">
            <text:p>39.50880662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3936516129" calcext:value-type="float">
            <text:p>39.53393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65620645161" calcext:value-type="float">
            <text:p>39.69656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48608" calcext:value-type="float">
            <text:p>39.75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70361290323" calcext:value-type="float">
            <text:p>39.8270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75504" calcext:value-type="float">
            <text:p>39.88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7527483871" calcext:value-type="float">
            <text:p>39.99752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6216774194" calcext:value-type="float">
            <text:p>40.05062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3256" calcext:value-type="float">
            <text:p>39.89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8242580645" calcext:value-type="float">
            <text:p>39.95082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1448" calcext:value-type="float">
            <text:p>39.99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1911483871" calcext:value-type="float">
            <text:p>40.0219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2592" calcext:value-type="float">
            <text:p>40.0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63816" calcext:value-type="float">
            <text:p>40.0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5101" calcext:value-type="float">
            <text:p>40.305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05112" calcext:value-type="float">
            <text:p>40.31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9468387097" calcext:value-type="float">
            <text:p>40.35394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0992" calcext:value-type="float">
            <text:p>40.44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69824" calcext:value-type="float">
            <text:p>40.67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50632" calcext:value-type="float">
            <text:p>40.15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3684" calcext:value-type="float">
            <text:p>40.1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8059862069" calcext:value-type="float">
            <text:p>40.208059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16132903226" calcext:value-type="float">
            <text:p>40.24161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8098571429" calcext:value-type="float">
            <text:p>40.279809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97421935484" calcext:value-type="float">
            <text:p>40.28974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32212" calcext:value-type="float">
            <text:p>40.403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97464" calcext:value-type="float">
            <text:p>40.43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38020645161" calcext:value-type="float">
            <text:p>40.47380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16944" calcext:value-type="float">
            <text:p>40.5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80529032258" calcext:value-type="float">
            <text:p>40.5880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50508387097" calcext:value-type="float">
            <text:p>40.80505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81308" calcext:value-type="float">
            <text:p>40.518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31778064516" calcext:value-type="float">
            <text:p>40.22317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8992" calcext:value-type="float">
            <text:p>40.23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4600516129" calcext:value-type="float">
            <text:p>40.27460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1022857143" calcext:value-type="float">
            <text:p>40.27910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24952258065" calcext:value-type="float">
            <text:p>40.2924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17664516129" calcext:value-type="float">
            <text:p>40.3117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13976" calcext:value-type="float">
            <text:p>40.34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7865806452" calcext:value-type="float">
            <text:p>40.3867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34192" calcext:value-type="float">
            <text:p>40.4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9151483871" calcext:value-type="float">
            <text:p>40.7991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52129032258" calcext:value-type="float">
            <text:p>40.7252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98931612903" calcext:value-type="float">
            <text:p>39.89989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43728" calcext:value-type="float">
            <text:p>39.91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6490322581" calcext:value-type="float">
            <text:p>39.9376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88292413793" calcext:value-type="float">
            <text:p>39.978829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90803870968" calcext:value-type="float">
            <text:p>40.00908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52141935484" calcext:value-type="float">
            <text:p>39.8752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57648" calcext:value-type="float">
            <text:p>39.8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6033548387" calcext:value-type="float">
            <text:p>39.92860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3784" calcext:value-type="float">
            <text:p>40.03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2823225807" calcext:value-type="float">
            <text:p>40.33428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94585806452" calcext:value-type="float">
            <text:p>40.42945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3232" calcext:value-type="float">
            <text:p>39.44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49140645161" calcext:value-type="float">
            <text:p>39.46491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3604" calcext:value-type="float">
            <text:p>39.5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32482580645" calcext:value-type="float">
            <text:p>39.5332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88094285714" calcext:value-type="float">
            <text:p>39.56880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0032516129" calcext:value-type="float">
            <text:p>39.5400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6177" calcext:value-type="float">
            <text:p>39.516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03895652174" calcext:value-type="float">
            <text:p>39.560389565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88576" calcext:value-type="float">
            <text:p>39.593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28897391304" calcext:value-type="float">
            <text:p>39.65288973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7196" calcext:value-type="float">
            <text:p>40.123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8666" calcext:value-type="float">
            <text:p>39.618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3426" calcext:value-type="float">
            <text:p>39.603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046" calcext:value-type="float">
            <text:p>39.611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1184" calcext:value-type="float">
            <text:p>39.7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4772" calcext:value-type="float">
            <text:p>39.7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6286" calcext:value-type="float">
            <text:p>39.626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4084" calcext:value-type="float">
            <text:p>39.5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8012" calcext:value-type="float">
            <text:p>38.9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503098441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06" meta:object-count="0"/>
    <meta:user-defined meta:name="AppVersion">3.0</meta:user-defined>
  </office:meta>
</office:document-meta>
</file>